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6342" officeooo:paragraph-rsid="001b6342"/>
    </style:style>
    <style:style style:name="P2" style:family="paragraph" style:parent-style-name="Standard">
      <style:text-properties officeooo:rsid="001cd0e8" officeooo:paragraph-rsid="001cd0e8"/>
    </style:style>
    <style:style style:name="P3" style:family="paragraph" style:parent-style-name="Standard">
      <style:text-properties officeooo:rsid="001d3ab2" officeooo:paragraph-rsid="001d3ab2"/>
    </style:style>
    <style:style style:name="P4" style:family="paragraph" style:parent-style-name="Standard">
      <style:text-properties officeooo:rsid="001e910e" officeooo:paragraph-rsid="001e910e"/>
    </style:style>
    <style:style style:name="T1" style:family="text">
      <style:text-properties officeooo:rsid="001d3ab2"/>
    </style:style>
    <style:style style:name="T2" style:family="text">
      <style:text-properties officeooo:rsid="001e91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In what season will the event be hosted? {Spring, Summer, Autumn, Winter}</text:p>
      <text:p text:style-name="P1">2 - <text:s/>Will any of the following people attend the event? {Vegetarians, Children, abstinents from alcoho<text:span text:style-name="T1">l, muslims, jews...</text:span>}</text:p>
      <text:p text:style-name="P1">3 – What is the maximum price you want to spend? { (enter price), indifferent} <text:s/></text:p>
      <text:p text:style-name="P1">4 – What is the minimum price you want to spend? { (enter price), indifferent}</text:p>
      <text:p text:style-name="P1">5 – Would you like 1 drink with the menu, or a drink for each course? {1, 1 for each course (3)}</text:p>
      <text:p text:style-name="P1">6 – Would you like wine? {Yes, No}</text:p>
      <text:p text:style-name="P2">7 – Is there any ingredient we can’t use? {YES, NO}</text:p>
      <text:p text:style-name="P2"><text:tab/>7.1 – (YES)→ What ingredients are they? {…}</text:p>
      <text:p text:style-name="P3">8 – Is there any style of food you prefer? {YES, NO}</text:p>
      <text:p text:style-name="P3"><text:tab/>8.1 - <text:s/>(YES) → choose the styles you prefer {Tradicional, Moderno, Rapida, Alta cocina}</text:p>
      <text:p text:style-name="P3">9 – Do you prefer food from any particular country? {YES, NO}</text:p>
      <text:p text:style-name="P3"><text:tab/>9.1 – (YES) → choose the countries {Espanya, Francia…}</text:p>
      <text:p text:style-name="P3">10 - <text:s/>Do you like spicy food? {YES, NO }</text:p>
      <text:p text:style-name="P3">11 - <text:s/><text:span text:style-name="T2">Are hot dishes okay? {YES, NO}</text:span></text:p>
      <text:p text:style-name="P4">12 - <text:s/>Are cold dishes okay? {YES, NO}</text:p>
      <text:p text:style-name="P4"/>
      <text:p text:style-name="P4"/>
      <text:p text:style-name="P4">A continuación se presentan tres menús para que escoja el usuario; si este ha indicado que asistirá un público especial, al menos uno de los menús será indicado para é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2:41:42.013969444</meta:creation-date>
    <dc:date>2017-05-19T13:10:35.998891821</dc:date>
    <meta:editing-duration>PT7M33S</meta:editing-duration>
    <meta:editing-cycles>2</meta:editing-cycles>
    <meta:generator>LibreOffice/5.3.3.2$Linux_X86_64 LibreOffice_project/30m0$Build-2</meta:generator>
    <meta:document-statistic meta:table-count="0" meta:image-count="0" meta:object-count="0" meta:page-count="1" meta:paragraph-count="16" meta:word-count="204" meta:character-count="1120" meta:non-whitespace-character-count="912"/>
  </office:meta>
</office:document-meta>
</file>